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text-underline-style="solid" style:text-underline-width="auto" style:text-underline-color="font-color"/>
    </style:style>
    <style:style style:name="P2" style:family="paragraph" style:parent-style-name="Standard">
      <style:text-properties fo:color="#000000" style:text-underline-style="none" fo:background-color="transparen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color="#0000ff" style:text-underline-style="solid" style:text-underline-width="auto" style:text-underline-color="font-color"/>
    </style:style>
    <style:style style:name="T1" style:family="text">
      <style:text-properties fo:color="#0000ff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08689699534459915" text:style-name="L1">
        <text:list-item>
          <text:p text:style-name="P3">"Rails" <text:a xlink:type="simple" xlink:href="http://de.wikipedia.org/wiki/Ruby_On_Rails"><text:span text:style-name="T1">http://de.wikipedia.org/wiki/Ruby_On_Rails</text:span></text:a></text:p>
        </text:list-item>
        <text:list-item>
          <text:p text:style-name="P3"><text:span text:style-name="T1">Ruby </text:span><text:a xlink:type="simple" xlink:href="http://www.ruby-lang.org/de/about/">http://www.ruby-lang.org/de/about/</text:a></text:p>
        </text:list-item>
        <text:list-item>
          <text:p text:style-name="P3"><text:a xlink:type="simple" xlink:href="http://de.wikipedia.org/wiki/Ruby_On_Rails">A</text:a><text:span text:style-name="T1">ward Buch Seite 22</text:span></text:p>
        </text:list-item>
        <text:list-item>
          <text:p text:style-name="P3"><text:span text:style-name="T1">"Don't Repeat Yourself" - </text:span><text:a xlink:type="simple" xlink:href="http://de.wikipedia.org/wiki/Ruby_On_Rails">http://de.wikipedia.org/wiki/Ruby_On_Rails</text:a></text:p>
        </text:list-item>
        <text:list-item>
          <text:p text:style-name="P4">Routing buch seite 351</text:p>
        </text:list-item>
        <text:list-item>
          <text:p text:style-name="P4">put delete <text:s text:c="3"/>http://www.artima.com/lejava/articles/why_put_and_delete.html</text:p>
        </text:list-item>
        <text:list-item>
          <text:p text:style-name="P4">activeRecord buch seite 239</text:p>
        </text:list-item>
        <text:list-item>
          <text:p text:style-name="P4">node.js als javascript runtime ruby.railstutorial.org/chapters/static-pages</text:p>
        </text:list-item>
        <text:list-item>
          <text:p text:style-name="P4">Devise Seite 144</text:p>
        </text:list-item>
        <text:list-item>
          <text:p text:style-name="P4">email format <text:s text:c="6"/><text:a xlink:type="simple" xlink:href="http://ruby.railstutorial.org/chapters/modeling-users">http://ruby.railstutorial.org/chapters/modeling-users</text:a></text:p>
        </text:list-item>
        <text:list-item>
          <text:p text:style-name="P4">email format <text:s text:c="3"/>buch seite 145</text:p>
        </text:list-item>
        <text:list-item>
          <text:p text:style-name="P4">email format <text:s text:c="5"/><text:a xlink:type="simple" xlink:href="http://forum.ruby-portal.de/viewtopic.php?f=14&amp;t=19951">http://forum.ruby-portal.de/viewtopic.php?f=14&amp;t=19951</text:a></text:p>
        </text:list-item>
        <text:list-item>
          <text:p text:style-name="P4">case sensitive <text:s/>database <text:s/>http://stackoverflow.com/questions/7948501/case-insensitive-unique-index-in-rails-activerecord</text:p>
        </text:list-item>
        <text:list-item>
          <text:p text:style-name="P4">race condition <text:s text:c="5"/><text:a xlink:type="simple" xlink:href="http://forum.ruby-portal.de/viewtopic.php?f=20&amp;t=22415">http://forum.ruby-portal.de/viewtopic.php?f=20&amp;t=22415</text:a></text:p>
        </text:list-item>
        <text:list-item>
          <text:p text:style-name="P4">equals methode <text:s text:c="2"/><text:a xlink:type="simple" xlink:href="http://ruby.railstutorial.org/chapters/sign-in-sign-out#sec-sessions_controller">http://ruby.railstutorial.org/chapters/sign-in-sign-out#sec-sessions_controller</text:a></text:p>
        </text:list-item>
        <text:list-item>
          <text:p text:style-name="P4">paginate class <text:s text:c="3"/><text:a xlink:type="simple" xlink:href="http://ruby.railstutorial.org/chapters/updating-showing-and-deleting-users#top">http://ruby.railstutorial.org/chapters/updating-showing-and-deleting-users#top</text:a></text:p>
        </text:list-item>
        <text:list-item>
          <text:p text:style-name="P4">paginate search <text:s text:c="3"/><text:a xlink:type="simple" xlink:href="http://railscasts.com/episodes/51-will-paginate">http://railscasts.com/episodes/51-will-paginate</text:a></text:p>
        </text:list-item>
        <text:list-item>
          <text:p text:style-name="P4">klassenmethoden <text:s text:c="2"/>http://www.railstips.org/blog/archives/2009/05/11/class-and-instance-methods-in-ruby/</text:p>
        </text:list-item>
        <text:list-item>
          <text:p text:style-name="P4">rating <text:s text:c="4"/><text:a xlink:type="simple" xlink:href="http://eighty-b.tumblr.com/post/1569674815/creating-an-ajaxified-star-rating-system-in-rails-3">http://eighty-b.tumblr.com/post/1569674815/creating-an-ajaxified-star-rating-system-in-rails-3</text:a></text:p>
        </text:list-item>
        <text:list-item>
          <text:p text:style-name="P4">Curl angriff <text:s text:c="3"/><text:a xlink:type="simple" xlink:href="http://ruby.railstutorial.org/chapters/updating-showing-and-deleting-users#fnref-9_7">http://ruby.railstutorial.org/chapters/updating-showing-and-deleting-users#fnref-9_7</text:a></text:p>
        </text:list-item>
        <text:list-item>
          <text:p text:style-name="P4">sql injectoin buch seite 517</text:p>
        </text:list-item>
        <text:list-item>
          <text:p text:style-name="P4">sql injection ? Buch seite 518</text:p>
        </text:list-item>
        <text:list-item>
          <text:p text:style-name="P4">Following Users <text:s text:c="4"/><text:a xlink:type="simple" xlink:href="http://ruby.railstutorial.org/chapters/following-users#top">http://ruby.railstutorial.org/chapters/following-users#top</text:a></text:p>
        </text:list-item>
        <text:list-item>
          <text:p text:style-name="P4">rails vs php <text:s/><text:a xlink:type="simple" xlink:href="http://www.leonardteo.com/2012/07/ruby-on-rails-vs-php-the-good-the-bad/">http://www.leonardteo.com/2012/07/ruby-on-rails-vs-php-the-good-the-bad/</text:a></text:p>
        </text:list-item>
        <text:list-item>
          <text:p text:style-name="P4">php module <text:s text:c="2"/><text:a xlink:type="simple" xlink:href="http://blog.clickablebliss.com/2005/12/24/php-vs-ruby-on-rails-part-1/">http://blog.clickablebliss.com/2005/12/24/php-vs-ruby-on-rails-part-1/</text:a></text:p>
        </text:list-item>
        <text:list-item>
          <text:p text:style-name="P4">jruby <text:s text:c="2"/>http://de.wikipedia.org/wiki/JRuby</text:p>
        </text:list-item>
      </text:list>
      <text:p text:style-name="P1"/>
      <text:p text:style-name="P1"/>
      <text:p text:style-name="P1"/>
      <text:p text:style-name="P1">101. <text:s text:c="3"/>plural class <text:s text:c="5"/><text:a xlink:type="simple" xlink:href="http://sumanthtechsavvy.blogspot.de/2008/02/activerecord-pluralization-convention.html">http://sumanthtechsavvy.blogspot.de/2008/02/activerecord-pluralization-convention.html</text:a></text:p>
      <text:p text:style-name="P1"/>
      <text:p text:style-name="P2">zeitpunkt festlegen und internetseite abspeichern und mit aushändi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4M49S</meta:editing-duration>
    <meta:editing-cycles>28</meta:editing-cycles>
    <meta:generator>OpenOffice.org/3.4.1$Win32 OpenOffice.org_project/341m1$Build-9593</meta:generator>
    <dc:date>2013-06-19T12:09:22.70</dc:date>
    <meta:document-statistic meta:table-count="0" meta:image-count="0" meta:object-count="0" meta:page-count="1" meta:paragraph-count="28" meta:word-count="127" meta:character-count="1922"/>
    <meta:user-defined meta:name="Info 1"/>
    <meta:user-defined meta:name="Info 2"/>
    <meta:user-defined meta:name="Info 3"/>
    <meta:user-defined meta:name="Info 4"/>
  </office:meta>
</office:document-meta>
</file>